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8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423cm" fo:margin-bottom="0cm" fo:line-height="115%" fo:text-align="start" fo:text-indent="-0.634cm" style:writing-mode="lr-tb">
        <style:tab-stops>
          <style:tab-stop style:position="0cm"/>
        </style:tab-stops>
      </style:paragraph-properties>
    </style:style>
    <style:style style:name="T1" style:family="text">
      <style:text-properties fo:font-variant="normal" fo:text-transform="none" fo:color="#af7b51" style:text-line-through-style="none" style:text-line-through-type="none" style:text-position="0% 100%" style:font-name="Nunito" fo:font-size="72pt" fo:letter-spacing="normal" fo:font-style="normal" style:text-underline-style="none" fo:font-weight="bold" style:font-name-asian="Nunito" style:font-size-asian="72pt" style:font-style-asian="normal" style:font-weight-asian="bold" style:font-name-complex="Nunito" style:font-size-complex="72pt" style:font-style-complex="normal" style:font-weight-complex="bold"/>
    </style:style>
    <style:style style:name="T2" style:family="text">
      <style:text-properties fo:font-variant="normal" fo:text-transform="none" fo:color="#af7b51"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4" style:family="text">
      <style:text-properties fo:font-variant="normal" fo:text-transform="none" fo:color="#233a44" style:text-line-through-style="none" style:text-line-through-type="none" style:text-position="0% 100%" style:font-name="Calibri" fo:font-size="18.3999996185303pt" fo:letter-spacing="normal" fo:font-style="normal" style:text-underline-style="none" fo:font-weight="normal" style:font-name-asian="Calibri" style:font-size-asian="18.3999996185303pt" style:font-style-asian="normal" style:font-weight-asian="normal" style:font-name-complex="Calibri" style:font-size-complex="18.3999996185303pt" style:font-style-complex="normal" style:font-weight-complex="normal"/>
    </style:style>
    <style:style style:name="T5" style:family="text">
      <style:text-properties fo:font-variant="normal" fo:text-transform="none" fo:color="#233a44"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text:list-style style:name="L1">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28;p13" presentation:style-name="pr1" draw:text-style-name="P2" draw:layer="layout" svg:width="16.167cm" svg:height="4.022cm" svg:x="5.163cm" svg:y="5.063cm" presentation:class="title" presentation:user-transformed="true">
          <draw:text-box>
            <text:p text:style-name="P1"><text:span text:style-name="T1">Fiscal Policy </text:span></text:p>
          </draw:text-box>
        </draw:frame>
        <draw:frame draw:name="Google Shape;129;p13" presentation:style-name="pr2" draw:text-style-name="P3" draw:layer="layout" svg:width="14.892cm" svg:height="1.451cm" svg:x="5.163cm" svg:y="9.481cm" presentation:class="subtitle" presentation:user-transformed="true">
          <draw:text-box>
            <text:p text:style-name="P1"><text:span text:style-name="T2">Newbie Presentation</text:span></text:p>
          </draw:text-box>
        </draw:frame>
        <presentation:notes draw:style-name="dp2">
          <draw:page-thumbnail draw:name="Google Shape;125;p:notes" draw:style-name="gr1" draw:layer="layout" svg:width="16.933cm" svg:height="9.524cm" svg:x="1.059cm" svg:y="1.905cm" draw:page-number="1" presentation:class="page"/>
          <draw:frame draw:name="Google Shape;126;p:notes" presentation:style-name="pr3" draw:text-style-name="P4" draw:layer="layout" svg:width="15.239cm" svg:height="11.429cm" svg:x="1.905cm" svg:y="12.065cm" presentation:class="notes" presentation:placeholder="true" presentation:user-transformed="true">
            <draw:text-box/>
          </draw:frame>
        </presentation:notes>
      </draw:page>
      <draw:page draw:name="Course description" draw:style-name="dp1" draw:master-page-name="TITLE_5f_AND_5f_BODY" presentation:presentation-page-layout-name="AL2T1">
        <draw:frame draw:name="Google Shape;134;p14" presentation:style-name="pr4" draw:text-style-name="P6" draw:layer="layout" svg:width="20.848cm" svg:height="2.651cm" svg:x="2.275cm" svg:y="2.349cm" presentation:class="title" presentation:user-transformed="true">
          <draw:text-box>
            <text:p text:style-name="P5"><text:span text:style-name="T3">Course description</text:span></text:p>
          </draw:text-box>
        </draw:frame>
        <draw:frame draw:name="Google Shape;135;p14" presentation:style-name="pr5" draw:text-style-name="P9" draw:layer="layout" svg:width="20.848cm" svg:height="6.799cm" svg:x="2.275cm" svg:y="5.53cm" presentation:class="outline" presentation:user-transformed="true">
          <draw:text-box>
            <text:p text:style-name="P7"><text:span text:style-name="T4">This course provides a comprehensive and analytical examination of Fiscal Policy, the government's use of taxation (Public Revenue) and spending (Public Expenditure) to influence the macro-economy. Students will move beyond basic definitions to rigorously analyze the efficiency, equity, and stabilization effects of various fiscal instruments. The course is structured to explore the theoretical frameworks (Classical, Keynesian, Ricardian), the practical mechanics of government budgeting, and the critical policy challenges related to sustainable debt, income redistribution, and financing long-term economic growth. Through case studies and quantitative analysis, students will develop the skills to critically evaluate current fiscal debates and propose informed policy recommendations.</text:span></text:p>
            <text:p text:style-name="P8"><text:span text:style-name="T5"/></text:p>
          </draw:text-box>
        </draw:frame>
        <presentation:notes draw:style-name="dp2">
          <draw:page-thumbnail draw:name="Google Shape;131;g39bcacb4d6e_0_245:notes" draw:style-name="gr1" draw:layer="layout" svg:width="16.932cm" svg:height="9.524cm" svg:x="1.059cm" svg:y="1.905cm" draw:page-number="2" presentation:class="page"/>
          <draw:frame draw:name="Google Shape;132;g39bcacb4d6e_0_245:notes" presentation:style-name="pr6" draw:text-style-name="P4" draw:layer="layout" svg:width="15.239cm" svg:height="11.429cm" svg:x="1.905cm" svg:y="12.065cm" presentation:class="notes" presentation:placeholder="true" presentation:user-transformed="true">
            <draw:text-box/>
          </draw:frame>
        </presentation:notes>
      </draw:page>
      <draw:page draw:name="Expectations" draw:style-name="dp1" draw:master-page-name="TITLE_5f_AND_5f_BODY" presentation:presentation-page-layout-name="AL2T1">
        <draw:frame draw:name="Google Shape;140;p15" presentation:style-name="pr4" draw:text-style-name="P6" draw:layer="layout" svg:width="20.848cm" svg:height="2.651cm" svg:x="2.275cm" svg:y="2.349cm" presentation:class="title" presentation:user-transformed="true">
          <draw:text-box>
            <text:p text:style-name="P8"><text:span text:style-name="T6">Expectations</text:span></text:p>
          </draw:text-box>
        </draw:frame>
        <draw:frame draw:name="Google Shape;141;p15" presentation:style-name="pr5" draw:text-style-name="P9" draw:layer="layout" svg:width="20.848cm" svg:height="6.799cm" svg:x="2.275cm" svg:y="5.53cm" presentation:class="outline" presentation:user-transformed="true">
          <draw:text-box>
            <text:p text:style-name="P10"><text:span text:style-name="T7">1.</text:span><text:span text:style-name="T8"> <text:s text:c="5"/></text:span><text:span text:style-name="T7">Define the core concepts of fiscal policy, public revenue, and <text:s text:c="3"/></text:span></text:p>
            <text:p text:style-name="P10"><text:span text:style-name="T7"><text:s text:c="8"/></text:span><text:span text:style-name="T7">public expenditure and state the primary goals of fiscal policy</text:span></text:p>
            <text:p text:style-name="P10"><text:span text:style-name="T7">2.</text:span><text:span text:style-name="T8"> <text:s text:c="5"/></text:span><text:span text:style-name="T7">Identify and list the major sources of public revenue</text:span></text:p>
            <text:p text:style-name="P10"><text:span text:style-name="T7">3.</text:span><text:span text:style-name="T8"> <text:s text:c="5"/></text:span><text:span text:style-name="T7">Explain the difference between direct and indirect taxes</text:span></text:p>
            <text:p text:style-name="P10"><text:span text:style-name="T7">4.</text:span><text:span text:style-name="T8"> <text:s text:c="5"/></text:span><text:span text:style-name="T7">Describe the main principles of public expenditure</text:span></text:p>
            <text:p text:style-name="P8"><text:span text:style-name="T5"/></text:p>
          </draw:text-box>
        </draw:frame>
        <presentation:notes draw:style-name="dp2">
          <draw:page-thumbnail draw:name="Google Shape;137;g39bcacb4d6e_0_252:notes" draw:style-name="gr1" draw:layer="layout" svg:width="16.932cm" svg:height="9.524cm" svg:x="1.059cm" svg:y="1.905cm" draw:page-number="3" presentation:class="page"/>
          <draw:frame draw:name="Google Shape;138;g39bcacb4d6e_0_252:notes" presentation:style-name="pr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63ef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33a4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3ef5"/>
    </style:style>
    <style:style style:name="Mdp2" style:family="drawing-page">
      <style:drawing-page-properties draw:background-size="border" draw:fill="solid" draw:fill-color="#233a4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796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4a15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33a4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00000" draw:shadow-opacity="40%"/>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163ef5"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796b"/>
      <style:paragraph-properties fo:text-align="start" style:font-independent-line-spacing="true"/>
      <style:text-properties fo:font-size="14pt"/>
    </style:style>
    <style:style style:name="MP6" style:family="paragraph">
      <loext:graphic-properties draw:fill="solid" draw:fill-color="#c4a15a"/>
      <style:paragraph-properties fo:text-align="start" style:font-independent-line-spacing="true"/>
      <style:text-properties fo:font-size="14pt"/>
    </style:style>
    <style:style style:name="MP7" style:family="paragraph">
      <loext:graphic-properties draw:fill="solid" draw:fill-color="#233a44"/>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163ef5"/>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loext:graphic-properties draw:fill="solid" draw:fill-color="#d9d9d9"/>
      <style:paragraph-properties fo:text-align="start" style:font-independent-line-spacing="true"/>
      <style:text-properties fo:font-size="14pt"/>
    </style:style>
    <style:style style:name="MT1" style:family="text">
      <style:text-properties fo:font-variant="normal" fo:text-transform="none" fo:color="#233a44"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p2" draw:style-name="Mgr5" draw:text-style-name="MP7" draw:layer="backgroundobjects" svg:width="11.347cm" svg:height="5.701cm" draw:transform="rotate (-3.14159265358979) translate (25.4cm 5.70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p2">
        <draw:custom-shape draw:name="Google Shape;15;p2" draw:style-name="Mgr7" draw:text-style-name="MP8" draw:layer="layout" svg:width="4.837cm" svg:height="2.9cm" svg:x="2.1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6;p2" draw:style-name="Mgr7" draw:text-style-name="MP8" draw:layer="layout" svg:width="4.837cm" svg:height="2.9cm" svg:x="1.416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p2" draw:style-name="Mgr7" draw:text-style-name="MP8" draw:layer="layout" svg:width="4.837cm" svg:height="2.9cm" svg:x="0.709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8;p2">
        <draw:custom-shape draw:name="Google Shape;19;p2" draw:style-name="Mgr8" draw:text-style-name="MP9" draw:layer="layout" svg:width="4.837cm" svg:height="2.9cm" svg:x="3.928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0;p2" draw:style-name="Mgr8" draw:text-style-name="MP9" draw:layer="layout" svg:width="4.837cm" svg:height="2.9cm" svg:x="3.2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1;p2" draw:style-name="Mgr8" draw:text-style-name="MP9" draw:layer="layout" svg:width="4.837cm" svg:height="2.9cm" svg:x="2.515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2;p2">
        <draw:custom-shape draw:name="Google Shape;23;p2" draw:style-name="Mgr5" draw:text-style-name="MP7" draw:layer="layout" svg:width="3.469cm" svg:height="2.088cm" svg:x="21.276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4;p2" draw:style-name="Mgr5" draw:text-style-name="MP7" draw:layer="layout" svg:width="3.469cm" svg:height="2.088cm" svg:x="20.4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5;p2" draw:style-name="Mgr5" draw:text-style-name="MP7" draw:layer="layout" svg:width="3.469cm" svg:height="2.088cm" svg:x="19.60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6;p2">
        <draw:custom-shape draw:name="Google Shape;27;p2" draw:style-name="Mgr7" draw:text-style-name="MP8" draw:layer="layout" svg:width="4.477cm" svg:height="2.57cm" svg:x="20.361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8;p2" draw:style-name="Mgr7" draw:text-style-name="MP8" draw:layer="layout" svg:width="4.477cm" svg:height="2.57cm" svg:x="19.282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9;p2" draw:style-name="Mgr7" draw:text-style-name="MP8" draw:layer="layout" svg:width="4.477cm" svg:height="2.57cm" svg:x="18.203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30;p2">
        <draw:custom-shape draw:name="Google Shape;31;p2" draw:style-name="Mgr3" draw:text-style-name="MP5" draw:layer="layout" svg:width="5.239cm" svg:height="3.008cm" svg:x="3.078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2;p2" draw:style-name="Mgr3" draw:text-style-name="MP5" draw:layer="layout" svg:width="5.239cm" svg:height="3.008cm" svg:x="1.816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3;p2" draw:style-name="Mgr3" draw:text-style-name="MP5" draw:layer="layout" svg:width="5.239cm" svg:height="3.008cm" svg:x="0.553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draw:name="Google Shape;34;p2" presentation:style-name="TITLE-title" draw:layer="backgroundobjects" svg:width="14.892cm" svg:height="4.022cm" svg:x="5.163cm" svg:y="5.063cm" presentation:class="title" presentation:placeholder="true" presentation:user-transformed="true">
        <draw:text-box/>
      </draw:frame>
      <draw:frame draw:name="Google Shape;36;p2" presentation:style-name="Mpr1"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50;p4" draw:style-name="Mgr9" draw:text-style-name="MP12"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1;p4" draw:style-name="Mgr4" draw:text-style-name="MP6"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2;p4"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4" presentation:style-name="TITLE_5f_AND_5f_BODY-title" draw:layer="backgroundobjects" svg:width="20.848cm" svg:height="2.651cm" svg:x="2.275cm" svg:y="2.349cm" presentation:class="title" presentation:placeholder="true" presentation:user-transformed="true">
        <draw:text-box/>
      </draw:frame>
      <draw:frame draw:name="Google Shape;54;p4" presentation:style-name="TITLE_5f_AND_5f_BODY-outline1" draw:layer="backgroundobjects" svg:width="20.848cm" svg:height="6.799cm" svg:x="2.275cm" svg:y="5.53cm" presentation:class="outline" presentation:placeholder="true" presentation:user-transformed="true">
        <draw:text-box/>
      </draw:frame>
      <draw:frame draw:name="Google Shape;55;p4" presentation:style-name="Mpr4"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7"/>
    <meta:generator>LibreOfficeDev/6.0.5.2$Linux_X86_64 LibreOffice_project/</meta:generator>
  </office:meta>
</office:document-meta>
</file>